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Heading_20_2" style:master-page-name="Standard">
      <style:paragraph-properties style:page-number="1"/>
    </style:style>
    <style:style style:name="T1" style:family="text">
      <style:text-properties fo:font-size="13.5pt" style:text-underline-style="solid" style:text-underline-width="auto" style:text-underline-color="font-color" fo:font-weight="bold" style:font-size-asian="13.5pt" style:font-weight-asian="bold" style:font-size-complex="13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o9zki9gp8kel"/><text:span text:style-name="T1">Question 1</text:span></text:p>
      <text:p text:style-name="Standard"><text:span text:style-name="T2">What is the time complexity T(n) for the following code snippet?</text:span></text:p>
      <text:p text:style-name="Standard"><text:span text:style-name="T2">Int a = 1;</text:span></text:p>
      <text:p text:style-name="Standard"><text:span text:style-name="T2">Int b = 1;</text:span></text:p>
      <text:p text:style-name="Standard"><text:span text:style-name="T2">while(b &lt;= n)</text:span></text:p>
      <text:p text:style-name="Standard"><text:span text:style-name="T2">{</text:span></text:p>
      <text:p text:style-name="Standard"><text:span text:style-name="T2"><text:s text:c="4"/>a += 1;</text:span></text:p>
      <text:p text:style-name="Standard"><text:span text:style-name="T2"><text:s text:c="4"/>b += 1;</text:span></text:p>
      <text:p text:style-name="Standard"><text:span text:style-name="T2"><text:s text:c="4"/>cout&lt;&lt;"Hi";</text:span></text:p>
      <text:p text:style-name="Standard"><text:span text:style-name="T2">}</text:span></text:p>
      <text:p text:style-name="P1"/>
      <text:p text:style-name="Standard"><text:span text:style-name="T3">Ans:</text:span><text:span text:style-name="T2"> Linear time due to a single loop so time complexity O(n)</text:span></text:p>
      <text:p text:style-name="P1"/>
      <text:p text:style-name="Heading_20_2"><text:bookmark text:name="_jw1q1jrt5d1w"/><text:span text:style-name="T1">Question 2</text:span></text:p>
      <text:p text:style-name="Standard"><text:span text:style-name="T2">Write the output for the following recursive code snippet for n = 3:</text:span></text:p>
      <text:p text:style-name="Standard"><text:span text:style-name="T2">void fun(int n)</text:span></text:p>
      <text:p text:style-name="Standard"><text:span text:style-name="T2">{</text:span></text:p>
      <text:p text:style-name="Standard"><text:span text:style-name="T2"><text:s text:c="4"/>if(n &gt; 0)</text:span></text:p>
      <text:p text:style-name="Standard"><text:span text:style-name="T2"><text:s text:c="4"/>{</text:span></text:p>
      <text:p text:style-name="Standard"><text:span text:style-name="T2"><text:s text:c="8"/>cout&lt;&lt;n;</text:span></text:p>
      <text:p text:style-name="Standard"><text:span text:style-name="T2"><text:s text:c="8"/>fun(n - 1);</text:span></text:p>
      <text:p text:style-name="Standard"><text:span text:style-name="T2"><text:s text:c="8"/>cout&lt;&lt;n;</text:span></text:p>
      <text:p text:style-name="Standard"><text:span text:style-name="T2"><text:s text:c="4"/>}</text:span></text:p>
      <text:p text:style-name="Standard"><text:span text:style-name="T2">}</text:span></text:p>
      <text:p text:style-name="P1"/>
      <text:p text:style-name="Standard"><text:soft-page-break/><text:span text:style-name="T3">Ans: </text:span><text:span text:style-name="T2">Due to the recursive function and the last print output this always put out a palindrome.</text:span></text:p>
      <text:p text:style-name="P1"/>
      <text:p text:style-name="Standard"><text:span text:style-name="T2">Example: if n=3 <text:s/>-&gt; it will output: <text:s/>3211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00" meta:character-count="513" meta:non-whitespace-character-count="387"/>
    <meta:generator>LibreOfficeDev/6.0.5.2$Linux_X86_64 LibreOffice_project/</meta:generator>
  </office:meta>
</office:document-meta>
</file>